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Courier New" svg:font-family="'Courier New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235083" officeooo:paragraph-rsid="00235083" style:font-size-asian="14pt" style:font-size-complex="14pt"/>
    </style:style>
    <style:style style:name="P2" style:family="paragraph" style:parent-style-name="Text_20_body">
      <style:text-properties fo:font-size="14pt" officeooo:rsid="003fcefc" officeooo:paragraph-rsid="003fcefc" style:font-size-asian="14pt" style:font-size-complex="14pt"/>
    </style:style>
    <style:style style:name="P3" style:family="paragraph" style:parent-style-name="Text_20_body">
      <style:text-properties fo:font-size="14pt" officeooo:rsid="004167ae" officeooo:paragraph-rsid="004167ae" style:font-size-asian="14pt" style:font-size-complex="14pt"/>
    </style:style>
    <style:style style:name="P4" style:family="paragraph" style:parent-style-name="Text_20_body">
      <style:text-properties fo:font-size="14pt" officeooo:rsid="00244588" officeooo:paragraph-rsid="004167ae" style:font-size-asian="14pt" style:font-size-complex="14pt"/>
    </style:style>
    <style:style style:name="P5" style:family="paragraph" style:parent-style-name="Text_20_body">
      <style:text-properties fo:font-size="14pt" officeooo:rsid="004bd7bb" officeooo:paragraph-rsid="004bd7bb" style:font-size-asian="14pt" style:font-size-complex="14pt"/>
    </style:style>
    <style:style style:name="P6" style:family="paragraph" style:parent-style-name="Text_20_body">
      <style:text-properties style:font-name="Times New Roman" fo:font-size="14pt" officeooo:rsid="004299a5" officeooo:paragraph-rsid="004299a5" style:font-size-asian="14pt" style:font-size-complex="14pt"/>
    </style:style>
    <style:style style:name="P7" style:family="paragraph" style:parent-style-name="Text_20_body">
      <style:text-properties style:font-name="Times New Roman" fo:font-size="14pt" officeooo:rsid="004299a5" officeooo:paragraph-rsid="0044e33f" style:font-size-asian="14pt" style:font-size-complex="14pt"/>
    </style:style>
    <style:style style:name="P8" style:family="paragraph" style:parent-style-name="Text_20_body">
      <style:text-properties style:font-name="Times New Roman" fo:font-size="14pt" officeooo:rsid="0048b896" officeooo:paragraph-rsid="0048b896" style:font-size-asian="14pt" style:font-size-complex="14pt"/>
    </style:style>
    <style:style style:name="P9" style:family="paragraph" style:parent-style-name="Text_20_body">
      <style:text-properties style:font-name="Times New Roman" fo:font-size="14pt" fo:font-style="normal" fo:font-weight="normal" officeooo:paragraph-rsid="0024e2b3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ext_20_body">
      <style:text-properties fo:color="#000000" style:font-name="Times New Roman" fo:font-size="14pt" fo:font-style="normal" fo:font-weight="normal" officeooo:rsid="004167ae" officeooo:paragraph-rsid="004167ae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Text_20_body">
      <style:text-properties fo:color="#000000" style:font-name="Times New Roman" fo:font-size="14pt" fo:font-style="normal" fo:font-weight="bold" officeooo:rsid="004167ae" officeooo:paragraph-rsid="004167ae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Preformatted_20_Text">
      <style:text-properties fo:font-size="14pt" fo:font-style="normal" fo:font-weight="bold" officeooo:rsid="004167ae" officeooo:paragraph-rsid="004167ae" style:font-style-asian="normal" style:font-weight-asian="bold" style:font-style-complex="normal" style:font-weight-complex="bold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P14" style:family="paragraph" style:parent-style-name="Heading_20_3">
      <style:text-properties officeooo:paragraph-rsid="0030637c"/>
    </style:style>
    <style:style style:name="P15" style:family="paragraph" style:parent-style-name="Heading_20_2">
      <style:text-properties officeooo:rsid="00235083"/>
    </style:style>
    <style:style style:name="T1" style:family="text">
      <style:text-properties officeooo:rsid="001732e7"/>
    </style:style>
    <style:style style:name="T2" style:family="text">
      <style:text-properties officeooo:rsid="00235083"/>
    </style:style>
    <style:style style:name="T3" style:family="text">
      <style:text-properties officeooo:rsid="0024e2b3"/>
    </style:style>
    <style:style style:name="T4" style:family="text">
      <style:text-properties fo:color="#000000" officeooo:rsid="004167ae"/>
    </style:style>
    <style:style style:name="T5" style:family="text">
      <style:text-properties fo:color="#000000" style:font-name="Times New Roman" fo:font-weight="normal" style:font-size-asian="14pt" style:font-weight-asian="normal" style:font-size-complex="14pt" style:font-weight-complex="normal"/>
    </style:style>
    <style:style style:name="T6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7" style:family="text">
      <style:text-properties officeooo:rsid="003fcefc"/>
    </style:style>
    <style:style style:name="T8" style:family="text">
      <style:text-properties officeooo:rsid="004167ae"/>
    </style:style>
    <style:style style:name="T9" style:family="text">
      <style:text-properties officeooo:rsid="004299a5"/>
    </style:style>
    <style:style style:name="T1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1" style:family="text">
      <style:text-properties officeooo:rsid="0044e33f"/>
    </style:style>
    <style:style style:name="T12" style:family="text">
      <style:text-properties officeooo:rsid="0046bc90"/>
    </style:style>
    <style:style style:name="T13" style:family="text">
      <style:text-properties officeooo:rsid="004e6466"/>
    </style:style>
    <style:style style:name="T14" style:family="text">
      <style:text-properties officeooo:rsid="004f35e7"/>
    </style:style>
    <style:style style:name="T15" style:family="text">
      <style:text-properties officeooo:rsid="00509342"/>
    </style:style>
    <style:style style:name="T16" style:family="text">
      <style:text-properties officeooo:rsid="005262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аб<text:span text:style-name="T1">о</text:span>раторная работа <text:span text:style-name="T7">6</text:span>.</text:h>
      <text:h text:style-name="P15" text:outline-level="2">Приложение <text:span text:style-name="T7">для псевдо «анонимайзера»</text:span>.</text:h>
      <text:h text:style-name="Heading_20_3" text:outline-level="3"><text:span text:style-name="T2">1</text:span>. Задача</text:h>
      <text:p text:style-name="P1">Требуется разработать приложение использующее технологи<text:span text:style-name="T7">и zookeeper, акка <text:s/>и позволяющее «анонимизировать» запрос</text:span>.</text:p>
      <text:p text:style-name="P2">Администратор запускает несколько серверов. В параметре командной строки он указывает порт для каждого.</text:p>
      <text:p text:style-name="P2">Каждый сервер регистрируется в zookeeper - создает дочерний узел для узла /servers <text:span text:style-name="T8">в содержимом которого хранит свой порт</text:span> а также подписывается на изменения <text:span text:style-name="T8">servers.</text:span></text:p>
      <text:p text:style-name="P3">В случае изменения списка серверов он перечитывается и отправляется актору хранилищу конфигурации.</text:p>
      <text:p text:style-name="P3">Клиент отправляет запрос следующего вида - </text:p>
      <text:p text:style-name="P4"><text:a xlink:type="simple" xlink:href="http://localhost:8080/?url=http://rambler.ru&amp;count=20" text:style-name="Internet_20_link" text:visited-style-name="Visited_20_Internet_20_Link">http://localhost:8080/?</text:a><text:a xlink:type="simple" xlink:href="http://localhost:8080/?url=http://rambler.ru&amp;count=20" text:style-name="Internet_20_link" text:visited-style-name="Visited_20_Internet_20_Link"><text:span text:style-name="T8">u</text:span></text:a><text:a xlink:type="simple" xlink:href="http://localhost:8080/?url=http://rambler.ru&amp;count=20" text:style-name="Internet_20_link" text:visited-style-name="Visited_20_Internet_20_Link">rl=http://rambler.ru&amp;count=20</text:a></text:p>
      <text:p text:style-name="P4"/>
      <text:p text:style-name="P3">Разрабатываем akka http сервер который при получении запроса либо отправляет его на случайный сервер, уменьшая счетчик на 1. Либо осуществляет get для данного url и возвращает.</text:p>
      <text:p text:style-name="P4"/>
      <text:h text:style-name="P14" text:outline-level="3">3. Под<text:span text:style-name="T3">c</text:span>казки.</text:h>
      <text:p text:style-name="P5">а. установка zookeeper</text:p>
      <text:p text:style-name="P5">https://zookeeper.apache.org/doc/r3.5.5/zookeeperStarted.html#sc_InstallingSingleMode</text:p>
      <text:p text:style-name="P6">а. создаем актор хранилище конфиг<text:span text:style-name="T13">у</text:span>рации.</text:p>
      <text:p text:style-name="P7">Он принимает две команды — </text:p>
      <text:p text:style-name="P7">-<text:tab/>список серверов (который отправит zookeeper watcher<text:span text:style-name="T11">)</text:span></text:p>
      <text:p text:style-name="P6">-<text:tab/>запрос на <text:span text:style-name="T11">получение</text:span> случайн<text:span text:style-name="T11">ого</text:span> сервер<text:span text:style-name="T11">а</text:span></text:p>
      <text:p text:style-name="P6">б. создаем с помощью api route в акка http сервер который принимает два параметра, и если счетчик не равен 0, то сначала получает новый урл сервера <text:span text:style-name="T14">(от актора хранилища конфигурации)</text:span> и делает запрос к нему с аналогичным<text:span text:style-name="T15">и</text:span> <text:span text:style-name="T14">query параметрами</text:span> <text:span text:style-name="T15">(</text:span>url,<text:span text:style-name="T15"> counter)</text:span> но счетчиком на 1 меньше. Либо осуществляет <text:s/>запрос <text:span text:style-name="T16">по url</text:span> <text:span text:style-name="T12">из параметра</text:span> </text:p>
      <text:p text:style-name="P8"/>
      <text:p text:style-name="P9"><text:span text:style-name="T9">в. </text:span><text:span text:style-name="T4">в акка встроен http клиент</text:span></text:p>
      <text:p text:style-name="P10"><text:soft-page-break/>пример его вызова - </text:p>
      <text:p text:style-name="P10"/>
      <text:p text:style-name="P12"><text:span text:style-name="Source_20_Text"><text:span text:style-name="T5">final Http http = Http.get(context().system());</text:span></text:span></text:p>
      <text:p text:style-name="P12"><text:span text:style-name="Source_20_Text"><text:span text:style-name="T6"/></text:span></text:p>
      <text:p text:style-name="P12"><text:span text:style-name="Source_20_Text"><text:span text:style-name="T5">CompletionStage&lt;HttpResponse&gt; fetch(String url) {</text:span></text:span></text:p>
      <text:p text:style-name="Preformatted_20_Text"><text:span text:style-name="Source_20_Text"><text:span text:style-name="T10"><text:s text:c="4"/>return http.singleRequest(HttpRequest.create(url));</text:span></text:span></text:p>
      <text:p text:style-name="P13"><text:span text:style-name="Source_20_Text"><text:span text:style-name="T10"><text:s text:c="2"/>}</text:span>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Courier New" svg:font-family="'Courier New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_3f__3f__3f__3f__3f__3f__3f_" style:display-name="???????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text-indent="0.2362in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1" style:display-name="????????? 1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2" style:display-name="????????? 2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in" fo:margin-bottom="0.0398in" loext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23:21:10.662748455</meta:creation-date>
    <meta:editing-duration>PT2H14M28S</meta:editing-duration>
    <meta:editing-cycles>47</meta:editing-cycles>
    <meta:generator>LibreOffice/6.0.7.3$Linux_X86_64 LibreOffice_project/00m0$Build-3</meta:generator>
    <dc:date>2019-11-17T21:34:47.144273763</dc:date>
    <meta:document-statistic meta:table-count="0" meta:image-count="0" meta:object-count="0" meta:page-count="2" meta:paragraph-count="24" meta:word-count="205" meta:character-count="1629" meta:non-whitespace-character-count="1435"/>
  </office:meta>
</office:document-meta>
</file>